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17])" office:value-type="float" office:value="0.000032779231165198" calcext:value-type="float">
            <text:p>3.2779231165198E-05</text:p>
          </table:table-cell>
          <table:table-cell table:formula="of:=AVERAGE([.N2:.N117])" office:value-type="float" office:value="0.0000527529278833997" calcext:value-type="float">
            <text:p>5.275292788339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 style:data-style-name="N2" text:time-value="23:46:28.99604418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9-04T23:47:12.207094880</dc:date>
    <meta:editing-duration>PT22H5M51S</meta:editing-duration>
    <meta:editing-cycles>127</meta:editing-cycles>
    <meta:generator>LibreOffice/7.2.0.4$Linux_X86_64 LibreOffice_project/20$Build-4</meta:generator>
    <meta:document-statistic meta:table-count="1" meta:cell-count="2600" meta:object-count="0"/>
  </office:meta>
</office:document-meta>
</file>